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141A29B7E93D645D2A3.jpg" manifest:media-type="image/jpeg"/>
  <manifest:file-entry manifest:full-path="Pictures/1000000000000200000002006C3446548B4E1270.jpg" manifest:media-type="image/jpeg"/>
  <manifest:file-entry manifest:full-path="Pictures/10000000000003A800000141D3122A154EA1D479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2" svg:font-family="Courier" style:font-family-generic="modern" style:font-pitch="fixed"/>
    <style:font-face style:name="Courier1" svg:font-family="Courier" style:font-adornments="Book" style:font-family-generic="modern" style:font-pitch="fixed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9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" svg:font-family="Courier" style:font-adornments="Book" style:font-family-generic="modern" style:font-pitch="variable"/>
    <style:font-face style:name="Courier New1" svg:font-family="'Courier New'" style:font-family-generic="modern" style:font-pitch="variable"/>
    <style:font-face style:name="DejaVu Sans7" svg:font-family="'DejaVu Sans'" style:font-adornments="Book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12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4.969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3.409cm"/>
    </style:style>
    <style:style style:name="pr11" style:family="presentation" style:parent-style-name="Default-outline1">
      <style:graphic-properties fo:min-height="13.65cm"/>
    </style:style>
    <style:style style:name="pr12" style:family="presentation" style:parent-style-name="Default-outline1">
      <style:graphic-properties fo:min-height="13.595cm"/>
    </style:style>
    <style:style style:name="pr13" style:family="presentation" style:parent-style-name="Default-outline1">
      <style:graphic-properties fo:min-height="13.42cm"/>
    </style:style>
    <style:style style:name="pr14" style:family="presentation" style:parent-style-name="Default-outline1">
      <style:graphic-properties fo:min-height="13.26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top="0cm" fo:margin-bottom="0cm" fo:line-height="120%"/>
    </style:style>
    <style:style style:name="P8" style:family="paragraph">
      <loext:graphic-properties draw:fill-color="#ffffff"/>
      <style:paragraph-properties fo:margin-left="0cm" fo:margin-right="0cm" fo:margin-top="0cm" fo:margin-bottom="0cm" fo:line-height="120%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1" style:family="paragraph">
      <style:paragraph-properties fo:line-height="100%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style:paragraph-properties fo:line-height="120%"/>
    </style:style>
    <style:style style:name="P15" style:family="paragraph">
      <style:paragraph-properties fo:margin-left="0cm" fo:margin-right="0cm" fo:margin-top="0.203cm" fo:margin-bottom="0.203cm" fo:line-height="150%" fo:text-align="start" fo:text-indent="0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203cm" fo:margin-bottom="0.203cm" fo:line-height="87%" fo:text-align="start" fo:text-indent="0cm"/>
    </style:style>
    <style:style style:name="P18" style:family="paragraph">
      <style:paragraph-properties fo:line-height="87%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style:text-autospace="ideograph-alpha" style:writing-mode="lr-tb"/>
      <style:text-properties fo:hyphenate="false"/>
    </style:style>
    <style:style style:name="P21" style:family="paragraph">
      <style:text-properties style:font-name="Courier2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left="0.762cm" fo:margin-right="0cm" fo:text-indent="0cm"/>
    </style:style>
    <style:style style:name="P24" style:family="paragraph">
      <style:paragraph-properties fo:margin-left="2.083cm" fo:margin-right="0cm" fo:text-indent="0cm"/>
    </style:style>
    <style:style style:name="P25" style:family="paragraph">
      <style:text-properties style:font-name="Courier2" fo:font-size="22pt" style:font-size-asian="22pt" style:font-size-complex="22pt"/>
    </style:style>
    <style:style style:name="P26" style:family="paragraph">
      <style:paragraph-properties fo:margin-top="0cm" fo:margin-bottom="0cm" fo:line-height="100%"/>
    </style:style>
    <style:style style:name="P27" style:family="paragraph">
      <style:text-properties fo:font-size="20pt" style:font-size-asian="20pt" style:font-size-complex="20pt"/>
    </style:style>
    <style:style style:name="T1" style:family="text">
      <style:text-properties style:font-name="FreeMono1" fo:font-size="24pt" style:font-size-asian="24pt" style:font-size-complex="24pt"/>
    </style:style>
    <style:style style:name="T2" style:family="text">
      <style:text-properties fo:color="#ffffff" style:font-name="DejaVu Sans3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style:font-name="DejaVu Sans3"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font-name="DejaVu Sans3" fo:font-size="22pt" fo:font-style="normal" style:font-size-asian="22pt" style:font-size-complex="22pt"/>
    </style:style>
    <style:style style:name="T6" style:family="text">
      <style:text-properties fo:color="#000000" style:font-name="DejaVu Sans3" fo:font-size="22pt" style:font-size-asian="22pt" style:font-size-complex="22pt"/>
    </style:style>
    <style:style style:name="T7" style:family="text">
      <style:text-properties fo:color="#000000" style:font-name="DejaVu Sans3" fo:font-size="22pt" fo:font-style="normal" style:font-size-asian="20pt" style:font-size-complex="20pt"/>
    </style:style>
    <style:style style:name="T8" style:family="text">
      <style:text-properties fo:color="#000000" style:font-name="DejaVu Sans3" fo:font-size="22pt" style:font-size-asian="20pt" style:font-size-complex="20pt"/>
    </style:style>
    <style:style style:name="T9" style:family="text">
      <style:text-properties fo:color="#000000" style:font-name="DejaVu Sans3" fo:font-size="22pt" fo:font-style="normal" fo:font-weight="bold" style:font-size-asian="22pt" style:font-size-complex="22pt"/>
    </style:style>
    <style:style style:name="T10" style:family="text">
      <style:text-properties fo:color="#000000" style:font-name="DejaVu Sans3" fo:font-size="22pt" fo:font-weight="normal" style:font-size-asian="22pt" style:font-size-complex="22pt"/>
    </style:style>
    <style:style style:name="T11" style:family="text">
      <style:text-properties fo:color="#000000" style:font-name="DejaVu Sans3" fo:font-size="22pt" fo:font-weight="bold" style:font-size-asian="22pt" style:font-size-complex="22pt"/>
    </style:style>
    <style:style style:name="T12" style:family="text">
      <style:text-properties style:font-name="DejaVu Sans3" fo:font-size="32pt" style:font-size-asian="32pt" style:font-size-complex="32pt"/>
    </style:style>
    <style:style style:name="T13" style:family="text">
      <style:text-properties fo:color="#000000" style:font-name="DejaVu Sans3" fo:font-size="22pt" fo:font-style="normal" fo:font-weight="bold" style:font-size-asian="22pt" style:font-weight-asian="bold" style:font-size-complex="22pt" style:font-weight-complex="bold"/>
    </style:style>
    <style:style style:name="T14" style:family="text">
      <style:text-properties fo:color="#000000" style:font-name="DejaVu Sans3" fo:font-size="22pt" fo:font-style="normal" fo:font-weight="normal" style:font-size-asian="22pt" style:font-weight-asian="normal" style:font-size-complex="22pt" style:font-weight-complex="normal"/>
    </style:style>
    <style:style style:name="T15" style:family="text">
      <style:text-properties fo:color="#000000" style:font-name="DejaVu Sans3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DejaVu Sans3"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000000" style:font-name="DejaVu Sans3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DejaVu Sans3" fo:font-size="40pt" style:font-size-asian="40pt" style:font-size-complex="40pt"/>
    </style:style>
    <style:style style:name="T19" style:family="text">
      <style:text-properties fo:color="#000000" style:font-name="DejaVu Sans3" fo:font-size="22pt" fo:font-style="normal" fo:font-weight="normal" style:font-size-asian="22pt" style:font-size-complex="22pt"/>
    </style:style>
    <style:style style:name="T20" style:family="text">
      <style:text-properties fo:color="#000000" style:font-name="DejaVu Sans3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style:font-name="DejaVu Sans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font-name="DejaVu Sans3" fo:font-size="22pt" fo:font-style="normal" style:font-size-asian="22pt" style:font-style-asian="normal" style:font-size-complex="22pt" style:font-style-complex="normal"/>
    </style:style>
    <style:style style:name="T23" style:family="text">
      <style:text-properties style:font-name="DejaVu Sans3" fo:font-size="22pt" fo:font-style="normal" fo:font-weight="bold" style:font-size-asian="22pt" style:font-style-asian="normal" style:font-size-complex="22pt" style:font-style-complex="normal"/>
    </style:style>
    <style:style style:name="T24" style:family="text">
      <style:text-properties style:font-name="DejaVu Sans3" fo:font-size="22pt" fo:font-style="normal" fo:font-weight="normal" style:font-size-asian="22pt" style:font-style-asian="normal" style:font-size-complex="22pt" style:font-style-complex="normal"/>
    </style:style>
    <style:style style:name="T25" style:family="text">
      <style:text-properties style:font-name="DejaVu Sans3" fo:font-size="32pt" style:font-size-asian="26pt" style:font-size-complex="26pt"/>
    </style:style>
    <style:style style:name="T26" style:family="text">
      <style:text-properties fo:color="#000000" style:font-name="DejaVu Sans3" fo:font-size="22pt" fo:font-style="normal" fo:font-weight="bold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font-name="DejaVu Sans3" fo:font-size="24pt" fo:font-style="normal" style:font-size-asian="24pt" style:font-size-complex="24pt"/>
    </style:style>
    <style:style style:name="T28" style:family="text">
      <style:text-properties fo:color="#000000" style:font-name="DejaVu Sans3" fo:font-size="20pt" fo:font-style="italic" style:font-size-asian="20pt" style:font-size-complex="20pt"/>
    </style:style>
    <style:style style:name="T29" style:family="text">
      <style:text-properties fo:color="#000000" style:font-name="DejaVu Sans3" fo:font-size="20pt" fo:font-style="normal" style:font-size-asian="20pt" style:font-size-complex="20pt"/>
    </style:style>
    <style:style style:name="T30" style:family="text">
      <style:text-properties fo:color="#000000" style:font-name="DejaVu Sans3" fo:font-size="20pt" fo:font-style="normal" fo:font-weight="bold" style:font-size-asian="20pt" style:font-weight-asian="bold" style:font-size-complex="20pt" style:font-weight-complex="bold"/>
    </style:style>
    <style:style style:name="T31" style:family="text">
      <style:text-properties fo:color="#000000" style:font-name="DejaVu Sans3" fo:font-size="20pt" fo:font-style="normal" fo:font-weight="bold" style:font-size-asian="20pt" style:font-size-complex="20pt"/>
    </style:style>
    <style:style style:name="T32" style:family="text">
      <style:text-properties fo:color="#000000" style:font-name="DejaVu Sans3" fo:font-size="18pt" fo:font-style="italic" style:font-size-asian="18pt" style:font-style-asian="italic" style:font-size-complex="18pt" style:font-style-complex="italic"/>
    </style:style>
    <style:style style:name="T33" style:family="text">
      <style:text-properties fo:color="#000000" style:font-name="DejaVu Sans3" fo:font-size="22pt" fo:font-style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style:font-name="DejaVu Sans3"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DejaVu Sans3" fo:font-size="22pt" fo:font-weight="normal" style:font-size-asian="22pt" style:font-size-complex="22pt"/>
    </style:style>
    <style:style style:name="T36" style:family="text">
      <style:text-properties style:font-name="DejaVu Sans3" fo:font-size="22pt" fo:font-weight="bold" style:font-size-asian="22pt" style:font-size-complex="22pt"/>
    </style:style>
    <style:style style:name="T37" style:family="text">
      <style:text-properties style:font-name="DejaVu Sans3"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color="#000000" style:font-name="Courier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color="#000000" style:font-name="Courier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style:font-name="Courier2" fo:font-size="22pt" style:font-size-asian="22pt" style:font-size-complex="22pt"/>
    </style:style>
    <style:style style:name="T41" style:family="text">
      <style:text-properties style:font-name="Courier2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Courier2" fo:font-size="22pt" fo:letter-spacing="normal" fo:language="en" fo:country="GB" fo:font-weight="bold" style:text-underline-mode="continuous" style:text-overline-mode="continuous" style:text-line-through-mode="continuous" style:letter-kerning="false" style:font-size-asian="22pt" style:language-asian="zxx" style:country-asian="none" style:font-weight-asian="bold" style:font-size-complex="22pt" style:language-complex="zxx" style:country-complex="none" style:font-weight-complex="bold" style:text-scale="100%" style:text-overline-style="none" style:text-overline-color="font-color"/>
    </style:style>
    <style:style style:name="T43" style:family="text">
      <style:text-properties fo:color="#000000" style:font-name="Courier2" fo:font-size="22pt" fo:font-style="normal" fo:font-weight="bold" style:font-size-asian="22pt" style:font-style-asian="normal" style:font-size-complex="22pt" style:font-style-complex="normal"/>
    </style:style>
    <style:style style:name="T44" style:family="text">
      <style:text-properties fo:color="#000000" style:font-name="Courier2"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color="#000000" style:font-name="Courier2" fo:font-size="22pt" fo:font-weight="bold" style:font-size-asian="22pt" style:font-size-complex="22pt"/>
    </style:style>
    <style:style style:name="T46" style:family="text">
      <style:text-properties fo:color="#000000" style:font-name="Courier2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0000" style:font-name="Courier2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color="#000000" style:font-name="Courier2" fo:font-size="22pt" fo:font-weight="normal" style:font-size-asian="22pt" style:font-size-complex="22pt"/>
    </style:style>
    <style:style style:name="T49" style:family="text">
      <style:text-properties fo:color="#000000" style:font-name="Courier2" fo:font-size="22pt" fo:font-style="italic" fo:font-weight="normal" style:font-size-asian="22pt" style:font-style-asian="italic" style:font-size-complex="22pt" style:font-style-complex="italic"/>
    </style:style>
    <style:style style:name="T50" style:family="text">
      <style:text-properties fo:color="#000000" style:font-name="DejaVu Sans3" fo:font-size="22pt" fo:font-style="italic" fo:font-weight="normal" style:font-size-asian="22pt" style:font-style-asian="italic" style:font-size-complex="22pt" style:font-style-complex="italic"/>
    </style:style>
    <style:style style:name="T51" style:family="text">
      <style:text-properties fo:color="#000000" style:font-name="Courier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color="#000000" style:font-name="Courier2" fo:font-size="20pt" fo:font-style="normal" fo:font-weight="normal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color="#000000" style:font-name="Courier2" fo:font-size="20pt" fo:font-weight="normal" style:font-size-asian="20pt" style:font-size-complex="20pt"/>
    </style:style>
    <style:style style:name="T54" style:family="text">
      <style:text-properties fo:color="#000000" style:font-name="Courier2" fo:font-size="20pt" fo:font-weight="bold" style:font-size-asian="20pt" style:font-size-complex="20pt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 xlink:type="simple">www.instigatedesign.com</text:a></text:span></text:p>
          </draw:text-box>
        </draw:frame>
        <draw:frame presentation:style-name="pr2" draw:text-style-name="P4" draw:layer="layout" svg:width="27.2cm" svg:height="3.382cm" svg:x="2.54cm" svg:y="7.531cm" presentation:class="title" presentation:user-transformed="true">
          <draw:text-box>
            <text:p text:style-name="P3"><text:span text:style-name="T2">BASH and Command Line Utilities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4.969cm" svg:x="1cm" svg:y="4cm" presentation:class="outline" presentation:user-transformed="true">
          <draw:text-box>
            <text:list text:style-name="L3">
              <text:list-item>
                <text:p text:style-name="P7"><text:span text:style-name="T3">What is Bash?</text:span></text:p>
              </text:list-item>
              <text:list-item>
                <text:p text:style-name="P7"><text:span text:style-name="T3">Useful links</text:span></text:p>
              </text:list-item>
              <text:list-item>
                <text:p text:style-name="P7"><text:span text:style-name="T3">Basic Bash and Linux commands</text:span></text:p>
              </text:list-item>
              <text:list-item>
                <text:p text:style-name="P7"><text:span text:style-name="T3">Meta Characters</text:span></text:p>
              </text:list-item>
              <text:list-item>
                <text:p text:style-name="P7"><text:span text:style-name="T3">Bash's configuration files</text:span></text:p>
              </text:list-item>
              <text:list-item>
                <text:p text:style-name="P7"><text:span text:style-name="T3">Bash history</text:span></text:p>
              </text:list-item>
              <text:list-item>
                <text:p text:style-name="P7"><text:span text:style-name="T3">Variables</text:span></text:p>
              </text:list-item>
              <text:list-item>
                <text:p text:style-name="P7"><text:span text:style-name="T3">Arrays</text:span></text:p>
              </text:list-item>
              <text:list-item>
                <text:p text:style-name="P7"><text:span text:style-name="T3">Conditional statement</text:span></text:p>
              </text:list-item>
              <text:list-item>
                <text:p text:style-name="P7"><text:span text:style-name="T3">Loops</text:span></text:p>
              </text:list-item>
              <text:list-item>
                <text:p text:style-name="P7"><text:span text:style-name="T3">Functions</text:span></text:p>
              </text:list-item>
              <text:list-item>
                <text:p text:style-name="P7"><text:span text:style-name="T3">Arithmetic Operations</text:span></text:p>
              </text:list-item>
              <text:list-item>
                <text:p text:style-name="P7"><text:span text:style-name="T3">Processes </text:span></text:p>
              </text:list-item>
              <text:list-item>
                <text:p text:style-name="P7"><text:span text:style-name="T3">Scripting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9">Agenda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Useful link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3"><text:a xlink:href="http://tille.xalasys.com/training/bash/" xlink:type="simple">http://tille.xalasys.com/training/bash/</text:a></text:span><text:span text:style-name="T3"> <text:s/>- bash guide for beginners</text:span></text:p>
              </text:list-item>
              <text:list-item>
                <text:p text:style-name="P11"><text:span text:style-name="T3"><text:a xlink:href="http://www.hypexr.org/bash_tutorial.php" xlink:type="simple">http://www.hypexr.org/bash_tutorial.php</text:a></text:span><text:span text:style-name="T3"> - bash quick reference</text:span></text:p>
              </text:list-item>
              <text:list-item>
                <text:p text:style-name="P11"><text:span text:style-name="T3"><text:a xlink:href="http://www.ss64.com/bash" xlink:type="simple">http://www.ss64.com/bash</text:a></text:span><text:span text:style-name="T3"> - index of Linux bash command lin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What is Bash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5">BASH (Gnu Bourne-Again Shell) provides a command line interface for working on Linux system.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login</text:span></text:p>
              </text:list-item>
              <text:list-item>
                <text:p><text:span text:style-name="T6">exit</text:span></text:p>
              </text:list-item>
              <text:list-item>
                <text:p><text:span text:style-name="T6">chsh</text:span></text:p>
              </text:list-item>
              <text:list-item>
                <text:p><text:span text:style-name="T6">popd/pushd</text:span></text:p>
              </text:list-item>
              <text:list-item>
                <text:p><text:span text:style-name="T6">alias/unalias</text:span></text:p>
              </text:list-item>
              <text:list-item>
                <text:p><text:span text:style-name="T6">Dirs</text:span></text:p>
              </text:list-item>
              <text:list-item>
                <text:p><text:span text:style-name="T6">History</text:span></text:p>
              </text:list-item>
              <text:list-item>
                <text:p><text:span text:style-name="T6">p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7">kill</text:span></text:p>
              </text:list-item>
              <text:list-item>
                <text:p text:style-name="P11"><text:span text:style-name="T8">wait</text:span></text:p>
              </text:list-item>
              <text:list-item>
                <text:p text:style-name="P11"><text:span text:style-name="T8">sleep</text:span></text:p>
              </text:list-item>
              <text:list-item>
                <text:p text:style-name="P11"><text:span text:style-name="T8">shift</text:span></text:p>
              </text:list-item>
              <text:list-item>
                <text:p text:style-name="P11"><text:span text:style-name="T8">echo</text:span></text:p>
              </text:list-item>
              <text:list-item>
                <text:p text:style-name="P11"><text:span text:style-name="T8">return</text:span></text:p>
              </text:list-item>
              <text:list-item>
                <text:p text:style-name="P11"><text:span text:style-name="T8">declare</text:span></text:p>
              </text:list-item>
              <text:list-item>
                <text:p text:style-name="P11"><text:span text:style-name="T8">Local</text:span></text:p>
              </text:list-item>
              <text:list-item>
                <text:p text:style-name="P11"><text:span text:style-name="T8">grep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5">Export</text:span></text:p>
              </text:list-item>
              <text:list-item>
                <text:p text:style-name="P11"><text:span text:style-name="T6">Readonly</text:span></text:p>
              </text:list-item>
              <text:list-item>
                <text:p text:style-name="P11"><text:span text:style-name="T6">Tee</text:span></text:p>
              </text:list-item>
              <text:list-item>
                <text:p text:style-name="P11"><text:span text:style-name="T6">Jobs</text:span></text:p>
              </text:list-item>
              <text:list-item>
                <text:p text:style-name="P11"><text:span text:style-name="T6">Select</text:span></text:p>
              </text:list-item>
              <text:list-item>
                <text:p text:style-name="P11"><text:span text:style-name="T6">set/unset</text:span></text:p>
              </text:list-item>
              <text:list-item>
                <text:p text:style-name="P11"><text:span text:style-name="T6">sourc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<text:span text:style-name="T4">Linux command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help: </text:span><text:span text:style-name="T9">man</text:span><text:span text:style-name="T5"> (see also links), </text:span><text:span text:style-name="T9">info</text:span></text:p>
              </text:list-item>
              <text:list-item>
                <text:p><text:span text:style-name="T10">browsing</text:span><text:span text:style-name="T6">: </text:span><text:span text:style-name="T11">ls</text:span><text:span text:style-name="T6">, </text:span><text:span text:style-name="T11">df</text:span><text:span text:style-name="T6">, </text:span><text:span text:style-name="T11">du</text:span></text:p>
              </text:list-item>
              <text:list-item>
                <text:p><text:span text:style-name="T10">filesystem</text:span><text:span text:style-name="T6">: </text:span><text:span text:style-name="T11">mount</text:span></text:p>
              </text:list-item>
              <text:list-item>
                <text:p><text:span text:style-name="T10">file manipulation</text:span><text:span text:style-name="T6">: </text:span><text:span text:style-name="T11">ls</text:span><text:span text:style-name="T6">, </text:span><text:span text:style-name="T11">cp</text:span><text:span text:style-name="T6">, </text:span><text:span text:style-name="T11">mv</text:span><text:span text:style-name="T6">, </text:span><text:span text:style-name="T11">mkdir</text:span><text:span text:style-name="T6">, </text:span><text:span text:style-name="T11">rmdir</text:span><text:span text:style-name="T6">, </text:span><text:span text:style-name="T11">touch, ln, rm</text:span></text:p>
              </text:list-item>
              <text:list-item>
                <text:p><text:span text:style-name="T10">process management</text:span><text:span text:style-name="T6">: </text:span><text:span text:style-name="T11">ps</text:span><text:span text:style-name="T6">, </text:span><text:span text:style-name="T11">kill</text:span><text:span text:style-name="T6">, </text:span><text:span text:style-name="T11">top</text:span><text:span text:style-name="T6">, </text:span><text:span text:style-name="T11">pstree</text:span><text:span text:style-name="T6">, </text:span><text:span text:style-name="T11">runlevel</text:span></text:p>
              </text:list-item>
              <text:list-item>
                <text:p><text:span text:style-name="T10">search</text:span><text:span text:style-name="T6">: </text:span><text:span text:style-name="T11">which</text:span><text:span text:style-name="T6">, </text:span><text:span text:style-name="T11">find</text:span><text:span text:style-name="T6">, </text:span><text:span text:style-name="T11">grep</text:span></text:p>
              </text:list-item>
              <text:list-item>
                <text:p><text:span text:style-name="T10">view/editing</text:span><text:span text:style-name="T6">: </text:span><text:span text:style-name="T11">vim</text:span><text:span text:style-name="T6">, </text:span><text:span text:style-name="T11">sed</text:span><text:span text:style-name="T6">, </text:span><text:span text:style-name="T11">diff</text:span><text:span text:style-name="T6">, </text:span><text:span text:style-name="T11">cat</text:span><text:span text:style-name="T6">, </text:span><text:span text:style-name="T11">more</text:span><text:span text:style-name="T6">, </text:span><text:span text:style-name="T11">wc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Utility <text:s/>sed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[lines range]/p</text:span></text:p>
              </text:list-item>
              <text:list-item>
                <text:p><text:span text:style-name="T6">[lines range]/d</text:span></text:p>
              </text:list-item>
              <text:list-item>
                <text:p><text:span text:style-name="T6">s/pattern1/pattern2/</text:span></text:p>
              </text:list-item>
              <text:list-item>
                <text:p><text:span text:style-name="T6">[lines range]/s/pattern1/pattern2/</text:span></text:p>
              </text:list-item>
              <text:list-item>
                <text:p><text:span text:style-name="T6">g</text:span></text:p>
              </text:list-item>
              <text:list-item>
                <text:p><text:span text:style-name="T6">sed -n 1,p</text:span></text:p>
              </text:list-item>
              <text:list-item>
                <text:p><text:span text:style-name="T6">sed 's/^/ <text:s/>/' file1 &gt; file2</text:span></text:p>
              </text:list-item>
              <text:list-item>
                <text:p><text:span text:style-name="T6">sed “s/str1/str2/g” file1 &gt; file2</text:span></text:p>
              </text:list-item>
              <text:list-item>
                <text:p><text:span text:style-name="T6">sed “/str1/d” file1 &gt; file2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><text:span text:style-name="T13">&gt;</text:span><text:span text:style-name="T14"> </text:span><text:span text:style-name="T13">&gt;&gt;</text:span><text:span text:style-name="T14"> <text:s/></text:span><text:span text:style-name="T13">&lt;</text:span><text:span text:style-name="T14"> </text:span><text:span text:style-name="T13">&lt;&lt;</text:span><text:span text:style-name="T14"> - redirecting symbols</text:span></text:p>
              </text:list-item>
              <text:list-item>
                <text:p><text:span text:style-name="T15">*</text:span><text:span text:style-name="T6"> </text:span><text:span text:style-name="T15">?</text:span><text:span text:style-name="T6"> </text:span><text:span text:style-name="T15">[ ]</text:span><text:span text:style-name="T6"> </text:span><text:span text:style-name="T15">~</text:span><text:span text:style-name="T6"> </text:span><text:span text:style-name="T15">+</text:span><text:span text:style-name="T6"> </text:span><text:span text:style-name="T15">-</text:span><text:span text:style-name="T6"> </text:span><text:span text:style-name="T15">!</text:span><text:span text:style-name="T6"> - filename meta characters</text:span></text:p>
              </text:list-item>
              <text:list-item>
                <text:p><text:span text:style-name="T15">`</text:span><text:span text:style-name="T16">command </text:span><text:span text:style-name="T15">`</text:span><text:span text:style-name="T17"> - command substitution</text:span></text:p>
              </text:list-item>
              <text:list-item>
                <text:p><text:span text:style-name="T15">|</text:span><text:span text:style-name="T10"> - pipe</text:span></text:p>
              </text:list-item>
              <text:list-item>
                <text:p><text:span text:style-name="T15">;</text:span><text:span text:style-name="T10"> - command separator</text:span></text:p>
              </text:list-item>
              <text:list-item>
                <text:p><text:span text:style-name="T15">&amp;&amp;</text:span><text:span text:style-name="T17"> </text:span><text:span text:style-name="T15">||</text:span><text:span text:style-name="T17"> - logical operations</text:span></text:p>
              </text:list-item>
              <text:list-item>
                <text:p><text:span text:style-name="T15">( )</text:span><text:span text:style-name="T6"> - command grouping</text:span></text:p>
              </text:list-item>
              <text:list-item>
                <text:p><text:span text:style-name="T15">&amp;</text:span><text:span text:style-name="T6"> - background execution</text:span></text:p>
              </text:list-item>
              <text:list-item>
                <text:p><text:span text:style-name="T15">#</text:span><text:span text:style-name="T6"> - comment</text:span></text:p>
              </text:list-item>
              <text:list-item>
                <text:p><text:span text:style-name="T15">$</text:span><text:span text:style-name="T6"> - variable substitution</text:span></text:p>
              </text:list-item>
              <text:list-item>
                <text:p><text:span text:style-name="T15">“</text:span><text:span text:style-name="T6"> </text:span><text:span text:style-name="T15">'</text:span><text:span text:style-name="T6"> </text:span><text:span text:style-name="T15">\</text:span><text:span text:style-name="T6"> - used in quoting other characters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(example)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1"><text:span text:style-name="T5">date &gt; file</text:span></text:p>
              </text:list-item>
            </text:list>
            <text:p text:style-name="P11"><text:span text:style-name="T6">ls &gt;&gt; file </text:span></text:p>
            <text:p text:style-name="P11"><text:span text:style-name="T6">echo 5 * 6 = 30</text:span></text:p>
            <text:p text:style-name="P11"><text:span text:style-name="T6">(ls; date) &gt; file</text:span></text:p>
            <text:p text:style-name="P11"><text:span text:style-name="T6">echo `date`</text:span></text:p>
            <text:p text:style-name="P11"><text:span text:style-name="T6">ps -ae | grep bash</text:span></text:p>
            <text:p text:style-name="P11"><text:span text:style-name="T17">[ -f $file ] &amp;&amp; echo true</text:span></text:p>
            <text:p text:style-name="P11"><text:span text:style-name="T17">[ -f $file ] || echo fals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8">Bash configuration file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14">“</text:span><text:span text:style-name="T14">.bash_profile” – the commands in it are executed by Bash every time the user logs in to the system.</text:span></text:p>
              </text:list-item>
              <text:list-item>
                <text:p><text:span text:style-name="T19">“</text:span><text:span text:style-name="T19">.bashrc” – the commands in it are executed by Bash every time the user starts a subshell.</text:span></text:p>
              </text:list-item>
              <text:list-item>
                <text:p><text:span text:style-name="T19">“</text:span><text:span text:style-name="T19">bash_logout” –</text:span><text:span text:style-name="T5"> the commands in it are executed by Bash every time a login shell exits.</text:span></text:p>
                <text:list>
                  <text:list-item>
                    <text:p><text:span text:style-name="T20">Note: these files are located in user's home directory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Bash history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3"><text:span text:style-name="T21">Entered commands are saved in '~/.bash_history' file.</text:span></text:p>
              </text:list-item>
              <text:list-item>
                <text:p text:style-name="P13"><text:span text:style-name="T22">Browse recently used commands by 'up/down' arrow.</text:span></text:p>
              </text:list-item>
              <text:list-item>
                <text:p text:style-name="P13"><text:span text:style-name="T22">Search for the entered command by 'Ctrl+R' <text:s/>text.</text:span></text:p>
              </text:list-item>
              <text:list-item>
                <text:p text:style-name="P13"><text:span text:style-name="T22">Get the last word of the previous command by '</text:span><text:span text:style-name="T23">!$</text:span><text:span text:style-name="T24">'.</text:span></text:p>
              </text:list-item>
              <text:list-item>
                <text:p text:style-name="P13"><text:span text:style-name="T22">Change the incorrect typed part of the long command by </text:span><text:span text:style-name="T24">'</text:span><text:span text:style-name="T23">^</text:span><text:span text:style-name="T24">mistake</text:span><text:span text:style-name="T23">^</text:span><text:span text:style-name="T24">correction'.</text:span><text:span text:style-name="T22"> </text:span></text:p>
              </text:list-item>
              <text:list-item>
                <text:p text:style-name="P13"><text:span text:style-name="T22">Execute the command number N by '</text:span><text:span text:style-name="T23">!</text:span><text:span text:style-name="T22">N'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Environment variables</text:span></text:p>
          </draw:text-box>
        </draw:frame>
        <draw:frame presentation:style-name="pr8" draw:text-style-name="P14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21">Get the list of variables and their values by </text:span><text:span text:style-name="T26">'env'</text:span><text:span text:style-name="T21"> command.</text:span></text:p>
              </text:list-item>
              <text:list-item>
                <text:p text:style-name="P14"><text:span text:style-name="T5">Create variables</text:span></text:p>
                <text:list>
                  <text:list-item>
                    <text:p text:style-name="P14"><text:span text:style-name="T27"><text:s/></text:span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be available in current shell only.</text:span></text:p>
                  </text:list-item>
                  <text:list-item>
                    <text:p text:style-name="P14"><text:span text:style-name="T29"><text:s/></text:span><text:span text:style-name="T30">local</text:span><text:span text:style-name="T29"> </text:span><text:span text:style-name="T20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be available in current function only.</text:span></text:p>
                  </text:list-item>
                  <text:list-item>
                    <text:p text:style-name="P14"><text:span text:style-name="T29"><text:s/></text:span><text:span text:style-name="T31">export </text:span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also be available in subshell.</text:span></text:p>
                    <text:list>
                      <text:list-item>
                        <text:p text:style-name="P14"><text:span text:style-name="T32">Note: putting spaces around the equal sign will cause an erro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Special variables</text:span></text:p>
          </draw:text-box>
        </draw:frame>
        <draw:frame presentation:style-name="pr8" draw:text-style-name="P16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26">$1</text:span><text:span text:style-name="T33">, </text:span><text:span text:style-name="T26">$2 </text:span><text:span text:style-name="T21">... - command line first, second, ... <text:s/>arguments.</text:span></text:p>
              </text:list-item>
              <text:list-item>
                <text:p text:style-name="P15"><text:span text:style-name="T34">$0</text:span><text:span text:style-name="T35"> is program itself</text:span></text:p>
              </text:list-item>
              <text:list-item>
                <text:p text:style-name="P15"><text:span text:style-name="T36">$@</text:span><text:span text:style-name="T35">, </text:span><text:span text:style-name="T36">$*</text:span><text:span text:style-name="T35"> - all command line variables</text:span></text:p>
              </text:list-item>
              <text:list-item>
                <text:p text:style-name="P15"><text:span text:style-name="T36">$#</text:span><text:span text:style-name="T35"> - number of command line arguments</text:span></text:p>
              </text:list-item>
              <text:list-item>
                <text:p text:style-name="P15"><text:span text:style-name="T36">$?</text:span><text:span text:style-name="T35"> - exit status of last command</text:span></text:p>
              </text:list-item>
              <text:list-item>
                <text:p text:style-name="P15"><text:span text:style-name="T34">$$</text:span><text:span text:style-name="T37"> - process ID (PID)</text:span></text:p>
              </text:list-item>
              <text:list-item>
                <text:p text:style-name="P15"><text:span text:style-name="T34">$!</text:span><text:span text:style-name="T37"> - Gets the last PID of the last background proces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Arithmetic operations</text:span></text:p>
          </draw:text-box>
        </draw:frame>
        <draw:frame presentation:style-name="pr10" draw:layer="layout" svg:width="30cm" svg:height="13.409cm" svg:x="1cm" svg:y="4cm" presentation:class="outline" presentation:user-transformed="true">
          <draw:text-box>
            <text:list text:style-name="L3">
              <text:list-item>
                <text:p text:style-name="P17"><text:span text:style-name="T21">+ plus</text:span></text:p>
              </text:list-item>
              <text:list-item>
                <text:p text:style-name="P17"><text:span text:style-name="T17">- minus</text:span></text:p>
              </text:list-item>
              <text:list-item>
                <text:p text:style-name="P17"><text:span text:style-name="T17">* multiplication</text:span></text:p>
              </text:list-item>
              <text:list-item>
                <text:p text:style-name="P17"><text:span text:style-name="T17">/ division</text:span></text:p>
              </text:list-item>
              <text:list-item>
                <text:p text:style-name="P17"><text:span text:style-name="T17">** exponentiation</text:span></text:p>
              </text:list-item>
              <text:list-item>
                <text:p text:style-name="P17"><text:span text:style-name="T17">% (remainder)</text:span></text:p>
              </text:list-item>
              <text:list-item>
                <text:p text:style-name="P17"><text:span text:style-name="T17">+= “plus-equal” (increment variable by a constant)</text:span></text:p>
              </text:list-item>
              <text:list-item>
                <text:p text:style-name="P18"><text:span text:style-name="T17">-= “minus-equal” (decrement variable by a constant)</text:span></text:p>
              </text:list-item>
              <text:list-item>
                <text:p text:style-name="P18"><text:span text:style-name="T17">*= “times-equal” (multiply variable by a constant)</text:span></text:p>
              </text:list-item>
              <text:list-item>
                <text:p text:style-name="P18"><text:span text:style-name="T17">/= “slash-equal” (divide variable by a constant)</text:span></text:p>
              </text:list-item>
              <text:list-item>
                <text:p text:style-name="P18"><text:span text:style-name="T17">%= “remainder-equal” (divide variable by a constant)</text:span></text:p>
              </text:list-item>
              <text:list-item>
                <text:p text:style-name="P18"><text:span text:style-name="T17">(( )), le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Arrays</text:span></text:p>
          </draw:text-box>
        </draw:frame>
        <draw:frame presentation:style-name="pr11" draw:text-style-name="P21" draw:layer="layout" svg:width="30cm" svg:height="13.65cm" svg:x="1cm" svg:y="4cm" presentation:class="outline" presentation:user-transformed="true">
          <draw:text-box>
            <text:p text:style-name="P19"><text:span text:style-name="T38">declare</text:span><text:span text:style-name="T39"> arr;</text:span></text:p>
            <text:p text:style-name="P19"><text:span text:style-name="T40">k=0;</text:span></text:p>
            <text:p text:style-name="P19"><text:span text:style-name="T41">for </text:span><text:span text:style-name="T40">j </text:span><text:span text:style-name="T41">in </text:span><text:span text:style-name="T40">`ls`; </text:span><text:span text:style-name="T41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20"><text:span text:style-name="T42">if [ -f $j ]; then</text:span></text:p>
                      </text:list-header>
                    </text:list>
                  </text:list-item>
                </text:list>
              </text:list-item>
            </text:list>
            <text:p text:style-name="P19"><text:span text:style-name="T40"><text:s text:c="8"/></text:span><text:span text:style-name="T40"><text:tab/></text:span><text:span text:style-name="T40"><text:tab/></text:span><text:span text:style-name="T40">arr[$k]=$j;</text:span></text:p>
            <text:p text:style-name="P19"><text:span text:style-name="T40"><text:s text:c="8"/></text:span><text:span text:style-name="T40"><text:tab/></text:span><text:span text:style-name="T40"><text:tab/></text:span><text:span text:style-name="T40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0"><text:span text:style-name="T42">fi</text:span></text:p>
                      </text:list-header>
                    </text:list>
                  </text:list-item>
                </text:list>
              </text:list-item>
            </text:list>
            <text:p text:style-name="P19"><text:span text:style-name="T41">done</text:span><text:span text:style-name="T40">;</text:span></text:p>
            <text:p text:style-name="P19"><text:span text:style-name="T40">i=0;</text:span></text:p>
            <text:p text:style-name="P19"><text:span text:style-name="T41">while</text:span><text:span text:style-name="T40"> </text:span><text:span text:style-name="T41">[ </text:span><text:span text:style-name="T40">$i </text:span><text:span text:style-name="T41">-lt </text:span><text:span text:style-name="T40">${#arr[*]} </text:span><text:span text:style-name="T41">]</text:span><text:span text:style-name="T40">; </text:span><text:span text:style-name="T41">do</text:span></text:p>
            <text:p text:style-name="P19"><text:span text:style-name="T40"><text:s text:c="8"/></text:span><text:span text:style-name="T41">echo </text:span><text:span text:style-name="T40">${arr[$i]};</text:span></text:p>
            <text:p text:style-name="P19"><text:span text:style-name="T40"><text:s text:c="8"/></text:span><text:span text:style-name="T40">((i++));</text:span></text:p>
            <text:p text:style-name="P19"><text:span text:style-name="T41">done</text:span><text:span text:style-name="T40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11" draw:text-style-name="P21" draw:layer="layout" svg:width="30cm" svg:height="13.65cm" svg:x="1cm" svg:y="4cm" presentation:class="outline" presentation:user-transformed="true">
          <draw:text-box>
            <text:p text:style-name="P19"><text:span text:style-name="T38">declare</text:span><text:span text:style-name="T39"> arr;</text:span></text:p>
            <text:p text:style-name="P19"><text:span text:style-name="T40">k=0;</text:span></text:p>
            <text:p text:style-name="P19"><text:span text:style-name="T41">for </text:span><text:span text:style-name="T40">j </text:span><text:span text:style-name="T41">in </text:span><text:span text:style-name="T40">`ls`; </text:span><text:span text:style-name="T41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20"><text:span text:style-name="T42">if [ -f $j ]; then</text:span></text:p>
                      </text:list-header>
                    </text:list>
                  </text:list-item>
                </text:list>
              </text:list-item>
            </text:list>
            <text:p text:style-name="P19"><text:span text:style-name="T40"><text:s text:c="8"/></text:span><text:span text:style-name="T40"><text:tab/></text:span><text:span text:style-name="T40"><text:tab/></text:span><text:span text:style-name="T40">arr[$k]=$j;</text:span></text:p>
            <text:p text:style-name="P19"><text:span text:style-name="T40"><text:s text:c="8"/></text:span><text:span text:style-name="T40"><text:tab/></text:span><text:span text:style-name="T40"><text:tab/></text:span><text:span text:style-name="T40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0"><text:span text:style-name="T42">fi</text:span></text:p>
                      </text:list-header>
                    </text:list>
                  </text:list-item>
                </text:list>
              </text:list-item>
            </text:list>
            <text:p text:style-name="P19"><text:span text:style-name="T41">done</text:span><text:span text:style-name="T40">;</text:span></text:p>
            <text:p text:style-name="P19"><text:span text:style-name="T40">i=0;</text:span></text:p>
            <text:p text:style-name="P19"><text:span text:style-name="T41">while</text:span><text:span text:style-name="T40"> </text:span><text:span text:style-name="T41">[ </text:span><text:span text:style-name="T40">$i </text:span><text:span text:style-name="T41">-lt </text:span><text:span text:style-name="T40">${#arr[*]} </text:span><text:span text:style-name="T41">]</text:span><text:span text:style-name="T40">; </text:span><text:span text:style-name="T41">do</text:span></text:p>
            <text:p text:style-name="P19"><text:span text:style-name="T40"><text:s text:c="8"/></text:span><text:span text:style-name="T41">echo </text:span><text:span text:style-name="T40">${arr[$i]};</text:span></text:p>
            <text:p text:style-name="P19"><text:span text:style-name="T40"><text:s text:c="8"/></text:span><text:span text:style-name="T40">((i++));</text:span></text:p>
            <text:p text:style-name="P19"><text:span text:style-name="T41">done</text:span><text:span text:style-name="T40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8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8" draw:text-style-name="P25" draw:layer="layout" svg:width="30cm" svg:height="12.95cm" svg:x="1cm" svg:y="4cm" presentation:class="outline">
          <draw:text-box>
            <text:p text:style-name="P23"><text:span text:style-name="T39">expr</text:span><text:span text:style-name="T43"> ? </text:span><text:span text:style-name="T39">expr</text:span><text:span text:style-name="T43"> : </text:span><text:span text:style-name="T39">expr</text:span></text:p>
            <text:p text:style-name="P23"><text:span text:style-name="T44"/></text:p>
            <text:p text:style-name="P23"><text:span text:style-name="T45">case </text:span><text:span text:style-name="T44">variables </text:span><text:span text:style-name="T46">in</text:span></text:p>
            <text:p text:style-name="P24"><text:span text:style-name="T44">value1) suite1;;</text:span></text:p>
            <text:p text:style-name="P24"><text:span text:style-name="T44">value2) suite2;;</text:span></text:p>
            <text:p text:style-name="P24"><text:span text:style-name="T44">value3) suite3;;</text:span></text:p>
            <text:p text:style-name="P24"><text:span text:style-name="T44">*) suite;;</text:span></text:p>
            <text:p text:style-name="P23"><text:span text:style-name="T46">esac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9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8" draw:text-style-name="P25" draw:layer="layout" svg:width="30cm" svg:height="12.95cm" svg:x="1cm" svg:y="4cm" presentation:class="outline">
          <draw:text-box>
            <text:p><text:span text:style-name="T38">for </text:span><text:span text:style-name="T47">variable </text:span><text:span text:style-name="T38">in </text:span><text:span text:style-name="T47">list; </text:span><text:span text:style-name="T38">do</text:span><text:span text:style-name="T47"> suite; </text:span><text:span text:style-name="T38">done</text:span></text:p>
            <text:p><text:span text:style-name="T45"/></text:p>
            <text:p><text:span text:style-name="T45">while</text:span><text:span text:style-name="T48"> condition; </text:span><text:span text:style-name="T45">do </text:span><text:span text:style-name="T48">suite; </text:span><text:span text:style-name="T45">done</text:span></text:p>
            <text:p><text:span text:style-name="T45"/></text:p>
            <text:p><text:span text:style-name="T45">until </text:span><text:span text:style-name="T48">condition; </text:span><text:span text:style-name="T45">do </text:span><text:span text:style-name="T48">suite; </text:span><text:span text:style-name="T45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0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12" draw:text-style-name="P25" draw:layer="layout" svg:width="30cm" svg:height="13.595cm" svg:x="1cm" svg:y="4cm" presentation:class="outline" presentation:user-transformed="true">
          <draw:text-box>
            <text:p text:style-name="P7"><text:span text:style-name="T38">for </text:span><text:span text:style-name="T47">variable </text:span><text:span text:style-name="T38">in </text:span><text:span text:style-name="T47">list; </text:span><text:span text:style-name="T38">do</text:span><text:span text:style-name="T47"> suite; </text:span><text:span text:style-name="T38">done</text:span></text:p>
            <text:p text:style-name="P7"><text:span text:style-name="T45">while</text:span><text:span text:style-name="T48"> condition; </text:span><text:span text:style-name="T45">do </text:span><text:span text:style-name="T48">suite; </text:span><text:span text:style-name="T45">done</text:span></text:p>
            <text:p text:style-name="P7"><text:span text:style-name="T45">until </text:span><text:span text:style-name="T48">condition; </text:span><text:span text:style-name="T45">do </text:span><text:span text:style-name="T48">suite; </text:span><text:span text:style-name="T45">done</text:span></text:p>
            <text:p><text:span text:style-name="T49"/></text:p>
            <text:p><text:span text:style-name="T50">Example:</text:span></text:p>
            <text:p><text:span text:style-name="T48">user=</text:span><text:span text:style-name="T45">`whoami`</text:span></text:p>
            <text:p><text:span text:style-name="T45">for</text:span><text:span text:style-name="T48"> j </text:span><text:span text:style-name="T45">in</text:span><text:span text:style-name="T48"> </text:span><text:span text:style-name="T45">`ls -a </text:span><text:span text:style-name="T48">"/home/</text:span><text:span text:style-name="T45">$</text:span><text:span text:style-name="T48">user"</text:span><text:span text:style-name="T45">`</text:span><text:span text:style-name="T48">;</text:span></text:p>
            <text:p><text:span text:style-name="T45">do</text:span></text:p>
            <text:p><text:span text:style-name="T48"><text:s text:c="8"/></text:span><text:span text:style-name="T45">if </text:span><text:span text:style-name="T48">[ </text:span><text:span text:style-name="T45">$</text:span><text:span text:style-name="T48">j == ".bashrc" ]; </text:span><text:span text:style-name="T45">then</text:span></text:p>
            <text:p><text:span text:style-name="T48"><text:s text:c="16"/></text:span><text:span text:style-name="T45">echo </text:span><text:span text:style-name="T48">"Found!!!"</text:span></text:p>
            <text:p><text:span text:style-name="T48"><text:s text:c="16"/></text:span><text:span text:style-name="T45">exit </text:span><text:span text:style-name="T48">0</text:span></text:p>
            <text:p><text:span text:style-name="T48"><text:s text:c="8"/></text:span><text:span text:style-name="T45">fi</text:span></text:p>
            <text:p><text:span text:style-name="T45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1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>
          <draw:text-box>
            <text:p text:style-name="P1"><text:span text:style-name="T12">Loops (example)</text:span></text:p>
          </draw:text-box>
        </draw:frame>
        <draw:frame presentation:style-name="pr13" draw:text-style-name="P25" draw:layer="layout" svg:width="30cm" svg:height="13.42cm" svg:x="1cm" svg:y="4cm" presentation:class="outline" presentation:user-transformed="true">
          <draw:text-box>
            <text:p><text:span text:style-name="T47">factorial ()</text:span></text:p>
            <text:p><text:span text:style-name="T48">{</text:span></text:p>
            <text:p><text:span text:style-name="T48"><text:s text:c="4"/></text:span><text:span text:style-name="T48">local num=$1;</text:span></text:p>
            <text:p><text:span text:style-name="T48"><text:s text:c="4"/></text:span><text:span text:style-name="T48">if [ $num = 0 ]; then</text:span></text:p>
            <text:p><text:span text:style-name="T48"><text:s text:c="8"/></text:span><text:span text:style-name="T48">echo 1</text:span></text:p>
            <text:p><text:span text:style-name="T48"><text:s text:c="8"/></text:span><text:span text:style-name="T48">return ;</text:span></text:p>
            <text:p><text:span text:style-name="T48"><text:s text:c="4"/></text:span><text:span text:style-name="T48">fi;</text:span></text:p>
            <text:p><text:span text:style-name="T48"><text:s text:c="4"/></text:span><text:span text:style-name="T48">echo $(( $num * $(factorial $(( $num - 1 )) ) ))</text:span></text:p>
            <text:p><text:span text:style-name="T48">}</text:span></text:p>
            <text:p><text:span text:style-name="T48">for ((n = 0; n &lt;= 16; n++))</text:span></text:p>
            <text:p><text:span text:style-name="T48">do</text:span></text:p>
            <text:p><text:span text:style-name="T48"><text:s text:c="4"/></text:span><text:span text:style-name="T48">echo "$n! = " $(factorial $(($n)))</text:span></text:p>
            <text:p><text:span text:style-name="T48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2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749cm" svg:height="2.617cm" svg:x="1.599cm" svg:y="0.924cm" presentation:class="title">
          <draw:text-box>
            <text:p text:style-name="P1"><text:span text:style-name="T12">Functions</text:span></text:p>
          </draw:text-box>
        </draw:frame>
        <draw:frame presentation:style-name="pr14" draw:text-style-name="P27" draw:layer="layout" svg:width="31.385cm" svg:height="13.265cm" svg:x="0.5cm" svg:y="4cm" presentation:class="outline" presentation:user-transformed="true">
          <draw:text-box>
            <text:p><text:span text:style-name="T51">function </text:span><text:span text:style-name="T52">name { commands; } or </text:span><text:span text:style-name="T53">name () { commands; }</text:span></text:p>
            <text:p text:style-name="P26"><text:span text:style-name="T54">#!/bin/bash</text:span></text:p>
            <text:p text:style-name="P26"><text:span text:style-name="T54">function </text:span><text:span text:style-name="T53">terminate_process </text:span></text:p>
            <text:p text:style-name="P26"><text:span text:style-name="T54">{</text:span></text:p>
            <text:p text:style-name="P26"><text:span text:style-name="T54"><text:s text:c="8"/></text:span><text:span text:style-name="T54">if [ `ps -All | grep $1 | wc -l` -eq </text:span><text:span text:style-name="T53">0</text:span><text:span text:style-name="T54"> ];</text:span></text:p>
            <text:p text:style-name="P26"><text:span text:style-name="T54"><text:s text:c="8"/></text:span><text:span text:style-name="T54">then</text:span></text:p>
            <text:p text:style-name="P26"><text:span text:style-name="T54"><text:s text:c="16"/></text:span><text:span text:style-name="T54">echo "</text:span><text:span text:style-name="T53">no </text:span><text:span text:style-name="T54">$1</text:span><text:span text:style-name="T53"> running...</text:span><text:span text:style-name="T54">"</text:span></text:p>
            <text:p text:style-name="P26"><text:span text:style-name="T54"><text:s text:c="8"/></text:span><text:span text:style-name="T54">else</text:span></text:p>
            <text:p text:style-name="P26"><text:span text:style-name="T54"><text:s text:c="16"/></text:span><text:span text:style-name="T53">user_id</text:span><text:span text:style-name="T54">=`whoami`</text:span></text:p>
            <text:p text:style-name="P26"><text:span text:style-name="T54"><text:s text:c="16"/></text:span><text:span text:style-name="T54">ps -eo pid,comm,user | grep $1 | grep $</text:span><text:span text:style-name="T53">user_id</text:span><text:span text:style-name="T54"> &gt; </text:span><text:span text:style-name="T53">file_name</text:span></text:p>
            <text:p text:style-name="P26"><text:span text:style-name="T54"><text:s text:c="16"/></text:span><text:span text:style-name="T53">pid</text:span><text:span text:style-name="T54">=`sed 's/\ .*//g' </text:span><text:span text:style-name="T53">file_name</text:span><text:span text:style-name="T54">`</text:span></text:p>
            <text:p text:style-name="P26"><text:span text:style-name="T54"><text:s text:c="16"/></text:span><text:span text:style-name="T54">kill -15 $</text:span><text:span text:style-name="T53">pid</text:span></text:p>
            <text:p text:style-name="P26"><text:span text:style-name="T54"><text:s text:c="16"/></text:span><text:span text:style-name="T54">rm -f </text:span><text:span text:style-name="T53">file_name</text:span></text:p>
            <text:p text:style-name="P26"><text:span text:style-name="T54"><text:s text:c="8"/></text:span><text:span text:style-name="T54">fi</text:span></text:p>
            <text:p text:style-name="P26"><text:span text:style-name="T54">}</text:span></text:p>
            <text:p text:style-name="P26"><text:span text:style-name="T53">terminate_process </text:span><text:span text:style-name="T54">$1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3" presentation:class="page"/>
          <draw:frame presentation:style-name="pr9" draw:text-style-name="P12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2" svg:font-family="Courier" style:font-family-generic="modern" style:font-pitch="fixed"/>
    <style:font-face style:name="Courier1" svg:font-family="Courier" style:font-adornments="Book" style:font-family-generic="modern" style:font-pitch="fixed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9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" svg:font-family="Courier" style:font-adornments="Book" style:font-family-generic="modern" style:font-pitch="variable"/>
    <style:font-face style:name="Courier New1" svg:font-family="'Courier New'" style:font-family-generic="modern" style:font-pitch="variable"/>
    <style:font-face style:name="DejaVu Sans7" svg:font-family="'DejaVu Sans'" style:font-adornments="Book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6" fo:font-family="'DejaVu Sans'" style:font-style-name="ExtraLight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justify" fo:text-indent="0cm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P15" style:family="paragraph">
      <style:paragraph-properties fo:margin-left="0cm" fo:margin-right="0cm" fo:line-height="100%" fo:text-indent="0cm" style:punctuation-wrap="hanging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7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10.106cm" svg:height="0.719cm" svg:x="10.932cm" svg:y="18.939cm" presentation:class="footer">
        <draw:text-box>
          <text:p text:style-name="MP9">Confidential</text:p>
        </draw:text-box>
      </draw:frame>
      <draw:frame presentation:style-name="Mpr2" draw:text-style-name="MP10" draw:layer="backgroundobjects" svg:width="10.106cm" svg:height="0.719cm" svg:x="3.81cm" svg:y="18.966cm">
        <draw:text-box>
          <text:p text:style-name="MP11">© 2010 Instigate cjsc</text:p>
        </draw:text-box>
      </draw:frame>
      <draw:frame draw:style-name="Mgr5" draw:text-style-name="MP12" draw:layer="backgroundobjects" svg:width="3.81cm" svg:height="3.81cm" svg:x="27.94cm" svg:y="16.19cm">
        <draw:image xlink:href="Pictures/1000000000000200000002006C3446548B4E1270.jpg" xlink:type="simple" xlink:show="embed" xlink:actuate="onLoad">
          <text:p/>
        </draw:image>
      </draw:frame>
      <presentation:notes style:page-layout-name="PM0">
        <draw:rect draw:style-name="Mgr6" draw:text-style-name="MP13" draw:layer="backgroundobjects" svg:width="20.32cm" svg:height="26.67cm" svg:x="0cm" svg:y="0cm">
          <text:p/>
        </draw:rect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0.128cm" svg:height="0.713cm" svg:x="1.06cm" svg:y="19.092cm">
        <text:p text:style-name="MP15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12" draw:layer="backgroundobjects" svg:width="31.999cm" svg:height="10.973cm" svg:x="0.001cm" svg:y="0cm">
        <draw:image xlink:href="Pictures/10000000000003A800000141A29B7E93D645D2A3.jpg" xlink:type="simple" xlink:show="embed" xlink:actuate="onLoad">
          <text:p/>
        </draw:image>
      </draw:frame>
      <presentation:notes style:page-layout-name="PM0">
        <draw:rect draw:style-name="Mgr6" draw:text-style-name="MP13" draw:layer="backgroundobjects" svg:width="20.32cm" svg:height="26.67cm" svg:x="0cm" svg:y="0cm">
          <text:p/>
        </draw:rect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Ruben Osipyan</meta:initial-creator>
    <meta:creation-date>2008-10-10T12:37:19</meta:creation-date>
    <dc:date>2017-05-15T20:52:38.242481311</dc:date>
    <meta:editing-cycles>271</meta:editing-cycles>
    <meta:editing-duration>P1DT20H17M31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